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iesEnumeration.EntriesEnumeration( Enumeration enumeration , String roo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riesEnumeration.findNextEnt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ntDirectoryContent.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DirectoryContent.ContentDirectoryContent( IContent content ,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DirectoryContent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ntDirectoryCont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DirectoryContent.getEn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ntDirectoryContent.getEntryAsStream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ntDirectoryContent.hasEntry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ntDirectoryContent.getEntry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riesEnumeration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ries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DirectoryContent.fin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